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Boein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9">
            <text:p>16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222.968214621167">
            <text:p>$222,97</text:p>
          </table:table-cell>
          <table:table-cell table:style-name="ce5" table:formula="of:=[.F2]-[.B3]/[.B4]" office:value-type="currency" office:currency="USD" office:value="127.387458607421">
            <text:p>$127,39</text:p>
          </table:table-cell>
          <table:table-cell table:style-name="ce15" table:formula="of:=[.G2]/1.13" office:value-type="currency" office:currency="EUR" office:value="112.732264254355">
            <text:p>112,7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55.628">
            <text:p>55,62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149.640760975491">
            <text:p>$149,64</text:p>
          </table:table-cell>
          <table:table-cell table:style-name="ce7" table:formula="of:=[.F3]-[.B3]/[.B4]" office:value-type="currency" office:currency="USD" office:value="54.0600049617452">
            <text:p>$54,06</text:p>
          </table:table-cell>
          <table:table-cell table:style-name="ce16" table:formula="of:=[.G3]/1.13" office:value-type="currency" office:currency="EUR" office:value="47.8407123555268">
            <text:p>47,8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1.7434919684842">
            <text:p>51,7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82">
            <text:p>0,58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98.3640121430246">
            <text:p>$98,36</text:p>
          </table:table-cell>
          <table:table-cell table:style-name="ce14" table:formula="of:=[.F4]-[.B3]/[.B4]" office:value-type="currency" office:currency="USD" office:value="2.78325612927888">
            <text:p>$2,78</text:p>
          </table:table-cell>
          <table:table-cell table:style-name="ce17" table:formula="of:=[.G4]/1.13" office:value-type="currency" office:currency="EUR" office:value="2.46305852148574">
            <text:p>2,4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-14.51">
            <text:p>-$14,5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-7.255">
            <text:p>-$7,26</text:p>
          </table:table-cell>
          <table:table-cell table:style-name="ce5"/>
          <table:table-cell table:style-name="ce5" table:formula="of:=[.B8]/(1+[.D2])^(1/4)" office:value-type="currency" office:currency="USD" office:value="-7.11674619618553">
            <text:p>-$7,12</text:p>
          </table:table-cell>
          <table:table-cell table:style-name="ce7" table:formula="of:=[.B5]/2" office:value-type="currency" office:currency="USD" office:value="-7.255">
            <text:p>-$7,26</text:p>
          </table:table-cell>
          <table:table-cell table:style-name="ce7"/>
          <table:table-cell table:style-name="ce7" table:formula="of:=[.E8]/(1+[.D3])^(1/4)" office:value-type="currency" office:currency="USD" office:value="-7.09224756694269">
            <text:p>-$7,09</text:p>
          </table:table-cell>
          <table:table-cell table:style-name="ce8" table:formula="of:=[.B5]/2" office:value-type="currency" office:currency="USD" office:value="-7.255">
            <text:p>-$7,26</text:p>
          </table:table-cell>
          <table:table-cell table:style-name="ce8"/>
          <table:table-cell table:style-name="ce8" table:formula="of:=[.H8]/(1+[.D4])^(1/4)" office:value-type="currency" office:currency="USD" office:value="-7.06816488456393">
            <text:p>-$7,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8" office:value-type="currency" office:currency="USD" office:value="8">
            <text:p>$8,00</text:p>
          </table:table-cell>
          <table:table-cell/>
          <table:table-cell table:formula="of:=[.B9]/(1+[.$D$2])^[.A9]" office:value-type="currency" office:currency="USD" office:value="7.40740740740741">
            <text:p>$7,41</text:p>
          </table:table-cell>
          <table:table-cell table:formula="of:=7.18" office:value-type="currency" office:currency="USD" office:value="7.18">
            <text:p>$7,18</text:p>
          </table:table-cell>
          <table:table-cell/>
          <table:table-cell table:formula="of:=[.E9]/(1+[.$D$3])^[.A9]" office:value-type="currency" office:currency="USD" office:value="6.55707762557078">
            <text:p>$6,56</text:p>
          </table:table-cell>
          <table:table-cell table:formula="of:=6.3" office:value-type="currency" office:currency="USD" office:value="6.3">
            <text:p>$6,30</text:p>
          </table:table-cell>
          <table:table-cell/>
          <table:table-cell table:formula="of:=[.H9]/(1+[.$D$4])^[.A9]" office:value-type="currency" office:currency="USD" office:value="5.67567567567568">
            <text:p>$5,6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8">
            <text:p>$12,80</text:p>
          </table:table-cell>
          <table:table-cell office:value-type="percentage" office:value="0.6">
            <text:p>60,00%</text:p>
          </table:table-cell>
          <table:table-cell table:formula="of:=[.B10]/(1+[.$D$2])^[.A10]" office:value-type="currency" office:currency="USD" office:value="10.9739368998628">
            <text:p>$10,97</text:p>
          </table:table-cell>
          <table:table-cell table:formula="of:=[.E9]*(1+[.F10])" office:value-type="currency" office:currency="USD" office:value="10.9136">
            <text:p>$10,91</text:p>
          </table:table-cell>
          <table:table-cell office:value-type="percentage" office:value="0.52">
            <text:p>52,00%</text:p>
          </table:table-cell>
          <table:table-cell table:formula="of:=[.E10]/(1+[.$D$3])^[.A10]" office:value-type="currency" office:currency="USD" office:value="9.10206209211651">
            <text:p>$9,10</text:p>
          </table:table-cell>
          <table:table-cell table:formula="of:=[.H9]*(1+[.I10])" office:value-type="currency" office:currency="USD" office:value="8.82">
            <text:p>$8,82</text:p>
          </table:table-cell>
          <table:table-cell office:value-type="percentage" office:value="0.4">
            <text:p>40,00%</text:p>
          </table:table-cell>
          <table:table-cell table:formula="of:=[.H10]/(1+[.$D$4])^[.A10]" office:value-type="currency" office:currency="USD" office:value="7.15850986121256">
            <text:p>$7,1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3.952">
            <text:p>$13,95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1.0755474267134">
            <text:p>$11,08</text:p>
          </table:table-cell>
          <table:table-cell table:formula="of:=[.E10]*(1+[.F11])" office:value-type="currency" office:currency="USD" office:value="11.677552">
            <text:p>$11,68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8.8942524553102">
            <text:p>$8,89</text:p>
          </table:table-cell>
          <table:table-cell table:formula="of:=[.H10]*(1+[.I11])" office:value-type="currency" office:currency="USD" office:value="9.0846">
            <text:p>$9,0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6.64258122256661">
            <text:p>$6,6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6496">
            <text:p>$14,65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10.7678933315269">
            <text:p>$10,77</text:p>
          </table:table-cell>
          <table:table-cell table:formula="of:=[.E11]*(1+[.F12])" office:value-type="currency" office:currency="USD" office:value="12.02787856">
            <text:p>$12,03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8.366283131479">
            <text:p>$8,37</text:p>
          </table:table-cell>
          <table:table-cell table:formula="of:=[.H11]*(1+[.I12])" office:value-type="currency" office:currency="USD" office:value="9.266292">
            <text:p>$9,27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6.10399355587202">
            <text:p>$6,1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38208">
            <text:p>$15,38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10.468785183429">
            <text:p>$10,47</text:p>
          </table:table-cell>
          <table:table-cell table:formula="of:=[.E12]*(1+[.F13])" office:value-type="currency" office:currency="USD" office:value="12.3887149168">
            <text:p>$12,39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7.86965445244143">
            <text:p>$7,87</text:p>
          </table:table-cell>
          <table:table-cell table:formula="of:=[.H12]*(1+[.I13])" office:value-type="currency" office:currency="USD" office:value="9.45161784">
            <text:p>$9,45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5.60907515944996">
            <text:p>$5,6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151184">
            <text:p>$16,15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10.1779855950004">
            <text:p>$10,18</text:p>
          </table:table-cell>
          <table:table-cell table:formula="of:=[.E13]*(1+[.F14])" office:value-type="currency" office:currency="USD" office:value="12.760376364304">
            <text:p>$12,76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7.40250601462528">
            <text:p>$7,40</text:p>
          </table:table-cell>
          <table:table-cell table:formula="of:=[.H13]*(1+[.I14])" office:value-type="currency" office:currency="USD" office:value="9.6406501968">
            <text:p>$9,6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5.15428528165672">
            <text:p>$5,1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9587432">
            <text:p>$16,9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9.89526377291703">
            <text:p>$9,90</text:p>
          </table:table-cell>
          <table:table-cell table:formula="of:=[.E14]*(1+[.F15])" office:value-type="currency" office:currency="USD" office:value="13.1431876552331">
            <text:p>$13,14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6.96308784937355">
            <text:p>$6,96</text:p>
          </table:table-cell>
          <table:table-cell table:formula="of:=[.H14]*(1+[.I15])" office:value-type="currency" office:currency="USD" office:value="9.833463200736">
            <text:p>$9,83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73637025881969">
            <text:p>$4,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80668036">
            <text:p>$17,81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9.62039533478044">
            <text:p>$9,62</text:p>
          </table:table-cell>
          <table:table-cell table:formula="of:=[.E15]*(1+[.F16])" office:value-type="currency" office:currency="USD" office:value="13.5374832848901">
            <text:p>$13,54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54975386744726">
            <text:p>$6,55</text:p>
          </table:table-cell>
          <table:table-cell table:formula="of:=[.H15]*(1+[.I16])" office:value-type="currency" office:currency="USD" office:value="10.0301324647507">
            <text:p>$10,03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4.35234023783431">
            <text:p>$4,3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697014378">
            <text:p>$18,70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9.35316213103654">
            <text:p>$9,35</text:p>
          </table:table-cell>
          <table:table-cell table:formula="of:=[.E16]*(1+[.F17])" office:value-type="currency" office:currency="USD" office:value="13.9436077834368">
            <text:p>$13,94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6.16095569266729">
            <text:p>$6,16</text:p>
          </table:table-cell>
          <table:table-cell table:formula="of:=[.H16]*(1+[.I17])" office:value-type="currency" office:currency="USD" office:value="10.2307351140457">
            <text:p>$10,23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99944778611802">
            <text:p>$4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6318650969">
            <text:p>$19,63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9.09335207184108">
            <text:p>$9,09</text:p>
          </table:table-cell>
          <table:table-cell table:formula="of:=[.E17]*(1+[.F18])" office:value-type="currency" office:currency="USD" office:value="14.3619160169399">
            <text:p>$14,36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5.79523686159572">
            <text:p>$5,80</text:p>
          </table:table-cell>
          <table:table-cell table:formula="of:=[.H17]*(1+[.I18])" office:value-type="currency" office:currency="USD" office:value="10.4353498163267">
            <text:p>$10,44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67516823589223">
            <text:p>$3,6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1.7169829583294">
            <text:p>$91,72</text:p>
          </table:table-cell>
          <table:table-cell/>
          <table:table-cell table:style-name="ce7"/>
          <table:table-cell table:formula="of:=SUM([.G8:.G18])" office:value-type="currency" office:currency="USD" office:value="66.5686224756843">
            <text:p>$66,57</text:p>
          </table:table-cell>
          <table:table-cell/>
          <table:table-cell table:style-name="ce8"/>
          <table:table-cell table:formula="of:=SUM([.J8:.J18])" office:value-type="currency" office:currency="USD" office:value="46.0392823905339">
            <text:p>$46,0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94.4779764535">
            <text:p>$294,48</text:p>
          </table:table-cell>
          <table:table-cell table:style-name="ce5"/>
          <table:table-cell table:formula="of:=[.B20]/(1+[.D2])^([.A18]+1/2)" office:value-type="currency" office:currency="USD" office:value="131.251231662837">
            <text:p>$131,25</text:p>
          </table:table-cell>
          <table:table-cell table:formula="of:=[.E18]*[.D5]" office:value-type="currency" office:currency="USD" office:value="215.428740254099">
            <text:p>$215,43</text:p>
          </table:table-cell>
          <table:table-cell table:style-name="ce7"/>
          <table:table-cell table:formula="of:=[.E20]/(1+[.D3])^([.A18]+1/2)" office:value-type="currency" office:currency="USD" office:value="83.0721384998066">
            <text:p>$83,07</text:p>
          </table:table-cell>
          <table:table-cell table:formula="of:=[.H18]*[.D5]" office:value-type="currency" office:currency="USD" office:value="156.5302472449">
            <text:p>$156,53</text:p>
          </table:table-cell>
          <table:table-cell table:style-name="ce8"/>
          <table:table-cell table:formula="of:=[.H20]/(1+[.D4])^([.A18]+1/2)" office:value-type="currency" office:currency="USD" office:value="52.3247297524907">
            <text:p>$52,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20:3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20:39:51.49</dc:date>
    <dc:creator>aaa </dc:creator>
    <meta:editing-duration>P2DT16H53M12S</meta:editing-duration>
    <meta:editing-cycles>40</meta:editing-cycles>
    <meta:generator>OpenOffice/4.1.5$Win32 OpenOffice.org_project/415m1$Build-9789</meta:generator>
    <meta:document-statistic meta:table-count="5" meta:cell-count="688" meta:object-count="0"/>
  </office:meta>
</office:document-meta>
</file>